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FileObject.GzipFileObject( FileName name , FileObject container , CompressedFile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zipFileObject.do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zip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